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Mustafa Kahraman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oft-page-break/><text:span text:style-name="T5">panowania swego ufać nie kazał. Jednak przydał się tutaj pan Wiszinoiu i jego ziomkowie, gdy się u 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skrycie by<text:span text:style-name="T5">ł</text:span> na zdobycie fortecy z marszu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wstrzymano, teraz właśnie, gdy i na Podolu walczył, i w Wielkopolsce tumulty szlacheckie gromić musiał, i na Litwie z buntem otwartym Paca radzić sobie musiał.</text:span></text:p>
      <text:p text:style-name="P8"><text:s/></text:p>
      <text:h text:style-name="P13" text:outline-level="2">Rozdział III</text:h>
      <text:p text:style-name="Text_20_body">Tymczasem konfederaci na Litwie</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0"><text:soft-page-break/>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3">Wymarsz cz</text:span><text:span text:style-name="T5">ęś</text:span><text:span text:style-name="T3">ci wojsk kr</text:span><text:span text:style-name="T5">ó</text:span><text:span text:style-name="T3">lewskich na Podole</text:span></text:p>
      <text:p text:style-name="P9">Dragonia maszeruje</text:p>
      <text:p text:style-name="P9">Przybycie Sobieskiego pod Bar</text:p>
      <text:p text:style-name="P9">Kapitulacja Baru - Lipkowie przechodz<text:span text:style-name="T5">ą</text:span> na stron<text:span text:style-name="T5">ę</text:span> polsk<text:span text:style-name="T5">ą</text:span></text:p>
      <text:p text:style-name="P6"/>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31T10:38:54.58</dc:date>
    <meta:editing-cycles>811</meta:editing-cycles>
    <meta:editing-duration>P1DT8H20M15S</meta:editing-duration>
    <meta:document-statistic meta:table-count="0" meta:image-count="0" meta:object-count="0" meta:page-count="12" meta:paragraph-count="104" meta:word-count="5537" meta:character-count="3741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